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45b2c"/>
    </style:style>
    <style:style style:name="P4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11pt" fo:language="pt" fo:country="BR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45b2c"/>
    </style:style>
    <style:style style:name="T1" style:family="text">
      <style:text-properties style:font-name="Arial" fo:font-size="11pt" fo:language="pt" fo:country="BR" style:font-size-asian="11pt"/>
    </style:style>
    <style:style style:name="T2" style:family="text">
      <style:text-properties style:font-name="Arial" fo:font-size="11pt" fo:language="pt" fo:country="BR" officeooo:rsid="00045b2c" style:font-size-asian="11pt"/>
    </style:style>
    <style:style style:name="T3" style:family="text">
      <style:text-properties style:font-name="Arial" fo:font-size="11pt" fo:language="pt" fo:country="BR" officeooo:rsid="0004e6ab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abelas</text:p>
      <text:p text:style-name="P2"/>
      <text:p text:style-name="P1"><text:span text:style-name="T1"><text:tab/>Quando usamos tabelas, nós temos uma hierarquia. Primeiro, nós criamos a tabela usando a tag table. Depois nós inserimos a tag tr para criarmos as linhas(Horizontal), </text:span><text:span text:style-name="T2">depois</text:span><text:span text:style-name="T1"> nós usamos a tag t</text:span><text:span text:style-name="T2">d</text:span><text:span text:style-name="T1"> para criarmos as colunas(vertical) </text:span><text:span text:style-name="T2">ou podemos usar a tag th, para criar colunas que indiquem que é um cabeçalho, por exemplo: “total de habitantes”.</text:span></text:p>
      <text:p text:style-name="P3"><text:span text:style-name="T1"><text:tab/>Também podemos aplicar semântica a grandes tabelas, com as tags thead, tbody e tfoot.</text:span></text:p>
      <text:p text:style-name="P3"><text:span text:style-name="T1"><text:tab/></text:span><text:span text:style-name="T3">Quando nós usamos a th, devemos explicar se ela é titulo da coluna ou da linha. Caso ela seja da linha, nós usamos a tag escope:”row” , caso ela seja da coluna, nos usamos a tag escope: “col”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15T12:30:43.555000000</dc:date>
    <meta:editing-duration>PT1H12M50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4" meta:word-count="109" meta:character-count="628" meta:non-whitespace-character-count="520"/>
  </office:meta>
</office:document-meta>
</file>